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C0000001D89F5482865C1396A.png" manifest:media-type="image/png"/>
  <manifest:file-entry manifest:full-path="Pictures/100002010000005C0000001D31AF2B90650CB9EB.png" manifest:media-type="image/png"/>
  <manifest:file-entry manifest:full-path="Pictures/10000201000000D1000000EEAEC0B0B1E76A6AF9.png" manifest:media-type="image/png"/>
  <manifest:file-entry manifest:full-path="Pictures/10000201000000B70000001B27440B2628696D08.png" manifest:media-type="image/png"/>
  <manifest:file-entry manifest:full-path="Pictures/10000201000000DB0000013ADD8EF50C30CBCB40.png" manifest:media-type="image/png"/>
  <manifest:file-entry manifest:full-path="Pictures/10000201000000410000001B0C0F8C428D78D0A9.png" manifest:media-type="image/png"/>
  <manifest:file-entry manifest:full-path="Pictures/100002010000011A0000003DA56CCC6ABC1DE478.png" manifest:media-type="image/png"/>
  <manifest:file-entry manifest:full-path="Pictures/100002010000008A000000C17357F4D616A6F940.png" manifest:media-type="image/png"/>
  <manifest:file-entry manifest:full-path="Pictures/10000201000000B8000000793848F97251381713.png" manifest:media-type="image/png"/>
  <manifest:file-entry manifest:full-path="Pictures/10000201000000B7000000811B96B3DA31AC5CB6.png" manifest:media-type="image/png"/>
  <manifest:file-entry manifest:full-path="Pictures/100002010000011A0000003DE38F97B1B4B45D30.png" manifest:media-type="image/png"/>
  <manifest:file-entry manifest:full-path="Pictures/10000201000000B90000008DDD3F020504723DA5.png" manifest:media-type="image/png"/>
  <manifest:file-entry manifest:full-path="Pictures/10000201000001EE0000009F5618947A59ED52F9.png" manifest:media-type="image/png"/>
  <manifest:file-entry manifest:full-path="Pictures/100002010000011B0000003E505F4C3AF2985CEE.png" manifest:media-type="image/png"/>
  <manifest:file-entry manifest:full-path="Pictures/10000201000001AB000000D2BBEB6C70D9CD945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rsid="003f0a67" officeooo:paragraph-rsid="005b4cc8"/>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38b4cd"/>
    </style:style>
    <style:style style:name="P12" style:family="paragraph" style:parent-style-name="Standard">
      <style:text-properties officeooo:rsid="0038b4cd" officeooo:paragraph-rsid="004d9318"/>
    </style:style>
    <style:style style:name="P13" style:family="paragraph" style:parent-style-name="Standard">
      <style:text-properties officeooo:rsid="0047fc80" officeooo:paragraph-rsid="004f3649"/>
    </style:style>
    <style:style style:name="P14" style:family="paragraph" style:parent-style-name="Standard">
      <style:text-properties officeooo:paragraph-rsid="004d9318"/>
    </style:style>
    <style:style style:name="P15" style:family="paragraph" style:parent-style-name="Standard">
      <style:text-properties officeooo:paragraph-rsid="004f3649"/>
    </style:style>
    <style:style style:name="P16" style:family="paragraph" style:parent-style-name="Standard">
      <style:text-properties officeooo:rsid="0039eac1" officeooo:paragraph-rsid="005a4ee3"/>
    </style:style>
    <style:style style:name="P17" style:family="paragraph" style:parent-style-name="Standard">
      <style:text-properties officeooo:paragraph-rsid="005a4ee3"/>
    </style:style>
    <style:style style:name="P18" style:family="paragraph" style:parent-style-name="Standard">
      <style:text-properties officeooo:rsid="00550136" officeooo:paragraph-rsid="005b4cc8"/>
    </style:style>
    <style:style style:name="P19" style:family="paragraph" style:parent-style-name="Standard">
      <style:text-properties officeooo:paragraph-rsid="005b4cc8"/>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loext:contextual-spacing="false"/>
      <style:text-properties officeooo:paragraph-rsid="0038b4cd"/>
    </style:style>
    <style:style style:name="P22" style:family="paragraph" style:parent-style-name="Text_20_body">
      <style:text-properties officeooo:rsid="0039eac1" officeooo:paragraph-rsid="005a4ee3"/>
    </style:style>
    <style:style style:name="P23" style:family="paragraph" style:parent-style-name="Text_20_body">
      <style:text-properties officeooo:rsid="003b891f" officeooo:paragraph-rsid="003b891f"/>
    </style:style>
    <style:style style:name="P24" style:family="paragraph" style:parent-style-name="Text_20_body">
      <style:text-properties officeooo:rsid="003b891f" officeooo:paragraph-rsid="005a4ee3"/>
    </style:style>
    <style:style style:name="P25" style:family="paragraph" style:parent-style-name="Text_20_body">
      <style:text-properties officeooo:rsid="0032d27d" officeooo:paragraph-rsid="004f3649"/>
    </style:style>
    <style:style style:name="P26" style:family="paragraph" style:parent-style-name="Text_20_body">
      <style:text-properties officeooo:rsid="0032d27d" officeooo:paragraph-rsid="005b4cc8"/>
    </style:style>
    <style:style style:name="P27" style:family="paragraph" style:parent-style-name="Text_20_body">
      <style:text-properties officeooo:rsid="004f3649" officeooo:paragraph-rsid="004f3649"/>
    </style:style>
    <style:style style:name="P28" style:family="paragraph" style:parent-style-name="Text_20_body">
      <style:text-properties officeooo:rsid="00349a00" officeooo:paragraph-rsid="005b4cc8"/>
    </style:style>
    <style:style style:name="P29" style:family="paragraph" style:parent-style-name="Text_20_body">
      <style:text-properties officeooo:rsid="0050a874" officeooo:paragraph-rsid="0050a874"/>
    </style:style>
    <style:style style:name="P30" style:family="paragraph" style:parent-style-name="Text_20_body">
      <style:text-properties officeooo:rsid="0038b4cd" officeooo:paragraph-rsid="005a4ee3"/>
    </style:style>
    <style:style style:name="P31" style:family="paragraph" style:parent-style-name="Text_20_body">
      <style:text-properties officeooo:rsid="0047fc80" officeooo:paragraph-rsid="005b4cc8"/>
    </style:style>
    <style:style style:name="P32" style:family="paragraph" style:parent-style-name="Text_20_body">
      <style:text-properties officeooo:rsid="0056ece1" officeooo:paragraph-rsid="005b4cc8"/>
    </style:style>
    <style:style style:name="P33" style:family="paragraph" style:parent-style-name="Text_20_body">
      <style:text-properties officeooo:paragraph-rsid="005b4cc8"/>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Text_20_body">
      <style:text-properties officeooo:rsid="0056ece1" officeooo:paragraph-rsid="005b4cc8"/>
    </style:style>
    <style:style style:name="P39" style:family="paragraph" style:parent-style-name="Text_20_body">
      <style:text-properties officeooo:rsid="0032d27d" officeooo:paragraph-rsid="005b4cc8"/>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038b4cd"/>
    </style:style>
    <style:style style:name="P45"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style:font-name="Albany" fo:font-size="18.2000007629395pt" fo:font-weight="bold" officeooo:rsid="004e6e56" officeooo:paragraph-rsid="005a4ee3"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0550136" officeooo:paragraph-rsid="005b4cc8"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4f3649" officeooo:paragraph-rsid="005b4cc8"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style:font-name="Albany" fo:font-size="18.2000007629395pt" fo:font-weight="bold" officeooo:rsid="003f0a67" officeooo:paragraph-rsid="005b4cc8"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officeooo:paragraph-rsid="004f3649"/>
    </style:style>
    <style:style style:name="P53" style:family="paragraph" style:parent-style-name="Heading_20_1">
      <style:paragraph-properties fo:margin-top="0cm" fo:margin-bottom="0cm" loext:contextual-spacing="false"/>
      <style:text-properties officeooo:paragraph-rsid="003d6704"/>
    </style:style>
    <style:style style:name="P54" style:family="paragraph" style:parent-style-name="Heading_20_1">
      <style:paragraph-properties fo:margin-top="0cm" fo:margin-bottom="0cm" loext:contextual-spacing="false"/>
      <style:text-properties officeooo:paragraph-rsid="005b4cc8"/>
    </style:style>
    <style:style style:name="P55" style:family="paragraph" style:parent-style-name="Heading_20_2">
      <style:text-properties officeooo:paragraph-rsid="005a4ee3"/>
    </style:style>
    <style:style style:name="P56" style:family="paragraph" style:parent-style-name="Heading_20_2">
      <style:text-properties officeooo:paragraph-rsid="005b4cc8"/>
    </style:style>
    <style:style style:name="P57" style:family="paragraph" style:parent-style-name="Heading_20_3">
      <style:text-properties officeooo:paragraph-rsid="005b4cc8"/>
    </style:style>
    <style:style style:name="P58" style:family="paragraph" style:parent-style-name="Heading_20_4">
      <style:text-properties officeooo:paragraph-rsid="00325347"/>
    </style:style>
    <style:style style:name="P59" style:family="paragraph" style:parent-style-name="Heading_20_4">
      <style:text-properties officeooo:paragraph-rsid="005b4cc8"/>
    </style:style>
    <style:style style:name="T1" style:family="text">
      <style:text-properties fo:font-size="10pt" officeooo:rsid="001a177c" style:font-size-asian="10pt" style:font-size-complex="10pt"/>
    </style:style>
    <style:style style:name="T2" style:family="text">
      <style:text-properties fo:font-size="10pt" officeooo:rsid="0051015b"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79f96" style:font-size-asian="10pt" style:font-size-complex="10pt"/>
    </style:style>
    <style:style style:name="T5" style:family="text">
      <style:text-properties fo:font-size="10pt" officeooo:rsid="005c937f" style:font-size-asian="10pt" style:font-size-complex="10pt"/>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4" style:family="text">
      <style:text-properties officeooo:rsid="004ad3e8"/>
    </style:style>
    <style:style style:name="T15" style:family="text">
      <style:text-properties officeooo:rsid="004d9318"/>
    </style:style>
    <style:style style:name="T16" style:family="text">
      <style:text-properties officeooo:rsid="004c3902"/>
    </style:style>
    <style:style style:name="T17" style:family="text">
      <style:text-properties officeooo:rsid="004e6e56"/>
    </style:style>
    <style:style style:name="T18" style:family="text">
      <style:text-properties officeooo:rsid="005a4ee3"/>
    </style:style>
    <style:style style:name="T19" style:family="text">
      <style:text-properties officeooo:rsid="003d6704"/>
    </style:style>
    <style:style style:name="T20" style:family="text">
      <style:text-properties officeooo:rsid="00550136"/>
    </style:style>
    <style:style style:name="T21" style:family="text">
      <style:text-properties officeooo:rsid="005173c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1.1 Editors - Drivers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1.1 Editors - Drivers Editor - Header tools and options</text:p>
          </text:index-title>
          <text:p text:style-name="P34"><text:a xlink:type="simple" xlink:href="#__RefHeading___Toc248_279447375" text:style-name="Index_20_Link" text:visited-style-name="Index_20_Link">Introduction<text:tab/>1</text:a></text:p>
          <text:p text:style-name="P34"><text:a xlink:type="simple" xlink:href="#__RefHeading___Toc6360_3906004076" text:style-name="Index_20_Link" text:visited-style-name="Index_20_Link">Header Tabs<text:tab/>1</text:a></text:p>
          <text:p text:style-name="P34"><text:a xlink:type="simple" xlink:href="#__RefHeading___Toc2607_3149100586" text:style-name="Index_20_Link" text:visited-style-name="Index_20_Link">Use Normalization, Create Ghost Curves<text:tab/>2</text:a></text:p>
          <text:p text:style-name="P35"><text:a xlink:type="simple" xlink:href="#__RefHeading___Toc2609_3149100586" text:style-name="Index_20_Link" text:visited-style-name="Index_20_Link">Use Normalization<text:tab/>2</text:a></text:p>
          <text:p text:style-name="P36"><text:a xlink:type="simple" xlink:href="#__RefHeading___Toc2611_3149100586" text:style-name="Index_20_Link" text:visited-style-name="Index_20_Link">Auto Normalization<text:tab/>2</text:a></text:p>
          <text:p text:style-name="P35"><text:a xlink:type="simple" xlink:href="#__RefHeading___Toc2613_3149100586" text:style-name="Index_20_Link" text:visited-style-name="Index_20_Link">Create Ghost Curves<text:tab/>2</text:a></text:p>
          <text:p text:style-name="P34"><text:a xlink:type="simple" xlink:href="#__RefHeading___Toc884_630311453" text:style-name="Index_20_Link" text:visited-style-name="Index_20_Link">Show Hide elements<text:tab/>2</text:a></text:p>
          <text:p text:style-name="P35"><text:a xlink:type="simple" xlink:href="#__RefHeading___Toc6364_39060040761" text:style-name="Index_20_Link" text:visited-style-name="Index_20_Link">Only Show Selected<text:tab/>2</text:a></text:p>
          <text:p text:style-name="P35"><text:a xlink:type="simple" xlink:href="#__RefHeading___Toc6366_39060040761" text:style-name="Index_20_Link" text:visited-style-name="Index_20_Link">Show Hidden<text:tab/>2</text:a></text:p>
          <text:p text:style-name="P35"><text:a xlink:type="simple" xlink:href="#__RefHeading___Toc6368_39060040761" text:style-name="Index_20_Link" text:visited-style-name="Index_20_Link">Only Show Errors<text:tab/>2</text:a></text:p>
          <text:p text:style-name="P34"><text:a xlink:type="simple" xlink:href="#__RefHeading___Toc86239_1085058819" text:style-name="Index_20_Link" text:visited-style-name="Index_20_Link">Filters<text:tab/>2</text:a></text:p>
          <text:p text:style-name="P35"><text:a xlink:type="simple" xlink:href="#__RefHeading___Toc6372_3906004076" text:style-name="Index_20_Link" text:visited-style-name="Index_20_Link">Filter by Collection<text:tab/>2</text:a></text:p>
          <text:p text:style-name="P35"><text:a xlink:type="simple" xlink:href="#__RefHeading___Toc6374_3906004076" text:style-name="Index_20_Link" text:visited-style-name="Index_20_Link">Filter by Type<text:tab/>3</text:a></text:p>
          <text:p text:style-name="P35"><text:a xlink:type="simple" xlink:href="#__RefHeading___Toc6376_3906004076" text:style-name="Index_20_Link" text:visited-style-name="Index_20_Link">Options<text:tab/>3</text:a></text:p>
          <text:p text:style-name="P36"><text:a xlink:type="simple" xlink:href="#__RefHeading___Toc6378_3906004076" text:style-name="Index_20_Link" text:visited-style-name="Index_20_Link">Sort Data Blocks<text:tab/>3</text:a></text:p>
          <text:p text:style-name="P34"><text:a xlink:type="simple" xlink:href="#__RefHeading___Toc6606_1841241271" text:style-name="Index_20_Link" text:visited-style-name="Index_20_Link">Auto Snap<text:tab/>3</text:a></text:p>
          <text:p text:style-name="P34"><text:a xlink:type="simple" xlink:href="#__RefHeading___Toc6600_1841241271" text:style-name="Index_20_Link" text:visited-style-name="Index_20_Link">Proportional Editing<text:tab/>3</text:a></text:p>
          <text:p text:style-name="P34"><text:a xlink:type="simple" xlink:href="#__RefHeading___Toc515_3063212870" text:style-name="Index_20_Link" text:visited-style-name="Index_20_Link">Pivot Point<text:tab/>3</text:a></text:p>
          <text:p text:style-name="P35"><text:a xlink:type="simple" xlink:href="#__RefHeading___Toc517_3063212870" text:style-name="Index_20_Link" text:visited-style-name="Index_20_Link">Bounding Box Center<text:tab/>3</text:a></text:p>
          <text:p text:style-name="P35"><text:a xlink:type="simple" xlink:href="#__RefHeading___Toc519_3063212870" text:style-name="Index_20_Link" text:visited-style-name="Index_20_Link">2D Cursor<text:tab/>3</text:a></text:p>
          <text:p text:style-name="P35"><text:a xlink:type="simple" xlink:href="#__RefHeading___Toc521_3063212870" text:style-name="Index_20_Link" text:visited-style-name="Index_20_Link">Individual Centers<text:tab/>4</text:a></text:p>
          <text:p text:style-name="P34"><text:a xlink:type="simple" xlink:href="#__RefHeading___Toc6602_1841241271" text:style-name="Index_20_Link" text:visited-style-name="Index_20_Link">Easing Mode<text:tab/>4</text:a></text:p>
          <text:p text:style-name="P35"><text:a xlink:type="simple" xlink:href="#__RefHeading___Toc2615_3149100586" text:style-name="Index_20_Link" text:visited-style-name="Index_20_Link">Easing Mode<text:tab/>4</text:a></text:p>
          <text:p text:style-name="P36"><text:a xlink:type="simple" xlink:href="#__RefHeading___Toc5173_3338642619" text:style-name="Index_20_Link" text:visited-style-name="Index_20_Link">Last Operator Set Keyframe Easing Type<text:tab/>4</text:a></text:p>
          <text:p text:style-name="P37"><text:a xlink:type="simple" xlink:href="#__RefHeading___Toc2477_3685785089" text:style-name="Index_20_Link" text:visited-style-name="Index_20_Link">Type<text:tab/>4</text:a></text:p>
          <text:p text:style-name="P34"><text:a xlink:type="simple" xlink:href="#__RefHeading___Toc523_3063212870" text:style-name="Index_20_Link" text:visited-style-name="Index_20_Link">Keyframe Handle Type<text:tab/>4</text:a></text:p>
          <text:p text:style-name="P35"><text:a xlink:type="simple" xlink:href="#__RefHeading___Toc5175_3338642619" text:style-name="Index_20_Link" text:visited-style-name="Index_20_Link">Last Operator Set Keyframe Handle Type<text:tab/>4</text:a></text:p>
          <text:p text:style-name="P36"><text:a xlink:type="simple" xlink:href="#__RefHeading___Toc2469_3685785089" text:style-name="Index_20_Link" text:visited-style-name="Index_20_Link">Type<text:tab/>4</text:a></text:p>
          <text:p text:style-name="P34"><text:a xlink:type="simple" xlink:href="#__RefHeading___Toc525_3063212870" text:style-name="Index_20_Link" text:visited-style-name="Index_20_Link">Keyframe Interpolation<text:tab/>5</text:a></text:p>
          <text:p text:style-name="P35"><text:a xlink:type="simple" xlink:href="#__RefHeading___Toc5177_3338642619" text:style-name="Index_20_Link" text:visited-style-name="Index_20_Link">Last Operator Set Keyframe Interpolation<text:tab/>5</text:a></text:p>
          <text:p text:style-name="P36"><text:a xlink:type="simple" xlink:href="#__RefHeading___Toc2473_3685785089" text:style-name="Index_20_Link" text:visited-style-name="Index_20_Link">Type<text:tab/>5</text:a></text:p>
        </text:index-body>
      </text:table-of-content>
      <text:p text:style-name="Standard"/>
      <text:p text:style-name="Standard"/>
      <table:table table:name="Tabelle3" table:style-name="Tabelle3">
        <table:table-column table:style-name="Tabelle3.A"/>
        <table:table-row table:style-name="TableLine2313497401568">
          <table:table-cell table:style-name="Tabelle3.A1" office:value-type="string">
            <text:h text:style-name="P44" text:outline-level="1"><text:bookmark-start text:name="__RefHeading___Toc248_279447375"/>Introduction<text:bookmark-end text:name="__RefHeading___Toc248_279447375"/></text:h>
          </table:table-cell>
        </table:table-row>
      </table:table>
      <text:p text:style-name="P21"/>
      <text:p text:style-name="P4">The header <text:span text:style-name="T14">c</text:span>ontains various menus and tools. This chapter here is about the tool<text:span text:style-name="T6">s, modes</text:span> <text:span text:style-name="T7">and options </text:span>elements in the header.</text:p>
      <text:p text:style-name="P4"/>
      <text:p text:style-name="P3">The text menus are covered in a own chapter each. They vary too much, dependent of mode and object type.</text:p>
      <text:p text:style-name="P3"/>
      <text:p text:style-name="P3"><draw:frame draw:style-name="fr4" draw:name="Bild1" text:anchor-type="paragraph" svg:width="13.48cm" svg:height="0.49cm" draw:z-index="0"><draw:image xlink:href="Pictures/100002010000031C0000001D89F5482865C1396A.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style-name="TableLine2313497402336">
          <table:table-cell table:style-name="Tabelle4.A1" office:value-type="string">
            <text:h text:style-name="P45" text:outline-level="1"><text:bookmark-start text:name="__RefHeading___Toc6360_3906004076"/>Header Tabs<text:bookmark-end text:name="__RefHeading___Toc6360_3906004076"/></text:h>
          </table:table-cell>
        </table:table-row>
      </table:table>
      <text:p text:style-name="P5"/>
      <text:p text:style-name="P11"><draw:frame draw:style-name="fr3" draw:name="Bild18" text:anchor-type="paragraph" svg:width="1.619cm" svg:height="0.51cm" draw:z-index="1"><draw:image xlink:href="Pictures/100002010000005C0000001D31AF2B90650CB9EB.png" xlink:type="simple" xlink:show="embed" xlink:actuate="onLoad" loext:mime-type="image/png"/></draw:frame>The tabs at the very left allows you to switch between the four most important editor types by one click. Dope sheet Editor, Graph Editor, Driver Editor, NLA Editor.</text:p>
      <text:p text:style-name="P11"><text:soft-page-break/></text:p>
      <text:p text:style-name="P12"/>
      <table:table table:name="Tabelle7" table:style-name="Tabelle7">
        <table:table-column table:style-name="Tabelle7.A"/>
        <table:table-row table:style-name="TableLine2313497404896">
          <table:table-cell table:style-name="Tabelle7.A1" office:value-type="string">
            <text:h text:style-name="P46" text:outline-level="1"><text:bookmark-start text:name="__RefHeading___Toc2607_3149100586"/>U<text:span text:style-name="T15">se Normalization, Create Ghost Curves</text:span><text:bookmark-end text:name="__RefHeading___Toc2607_3149100586"/></text:h>
          </table:table-cell>
        </table:table-row>
      </table:table>
      <text:p text:style-name="P14"/>
      <text:h text:style-name="Heading_20_2" text:outline-level="2"><draw:frame draw:style-name="fr3" draw:name="Bild2" text:anchor-type="paragraph" svg:width="3.099cm" svg:height="0.46cm" draw:z-index="4"><draw:image xlink:href="Pictures/10000201000000B70000001B27440B2628696D08.png" xlink:type="simple" xlink:show="embed" xlink:actuate="onLoad" loext:mime-type="image/png"/></draw:frame><text:bookmark-start text:name="__RefHeading___Toc2609_3149100586"/>Use Normalization <text:bookmark-end text:name="__RefHeading___Toc2609_3149100586"/></text:h>
      <text:p text:style-name="P27">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7">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7">Creates a snapshot of the current curves, and displays it as a background image in the viewport. This background image is not permanent, and will be deleted when you close Bforartists.</text:p>
      <text:p text:style-name="P29">When a ghost background image is created then the button turns into a delete button with which you can remove the ghost image.</text:p>
      <text:p text:style-name="P17"/>
      <table:table table:name="Tabelle10" table:style-name="Tabelle10">
        <table:table-column table:style-name="Tabelle10.A"/>
        <table:table-row table:style-name="TableLine2313497422048">
          <table:table-cell table:style-name="Tabelle10.A1" office:value-type="string">
            <text:h text:style-name="P47" text:outline-level="1"><text:bookmark-start text:name="__RefHeading___Toc884_630311453"/>Show Hide elements<text:bookmark-end text:name="__RefHeading___Toc884_630311453"/></text:h>
          </table:table-cell>
        </table:table-row>
      </table:table>
      <text:p text:style-name="P16"><draw:frame draw:style-name="fr1" draw:name="Bild23" text:anchor-type="paragraph" svg:y="0.286cm" svg:width="1.101cm" svg:height="0.46cm" draw:z-index="6"><draw:image xlink:href="Pictures/10000201000000410000001B0C0F8C428D78D0A9.png" xlink:type="simple" xlink:show="embed" xlink:actuate="onLoad" loext:mime-type="image/png"/></draw:frame></text:p>
      <text:h text:style-name="P55" text:outline-level="2"><text:bookmark-start text:name="__RefHeading___Toc6364_39060040761"/>Only<text:span text:style-name="T16"> Show</text:span> Selected<text:bookmark-end text:name="__RefHeading___Toc6364_39060040761"/></text:h>
      <text:p text:style-name="P22">Display only the data for the selected object in the list of elements. If off it displays all available animation data of the whole scene.</text:p>
      <text:h text:style-name="P55" text:outline-level="2"><text:bookmark-start text:name="__RefHeading___Toc6366_39060040761"/><text:span text:style-name="T12">Show</text:span> Hidden<text:bookmark-end text:name="__RefHeading___Toc6366_39060040761"/></text:h>
      <text:p text:style-name="P24">Include channels from objects / bones that are not visible. This feature just works with Only Selected off.</text:p>
      <text:h text:style-name="P55" text:outline-level="2"><text:bookmark-start text:name="__RefHeading___Toc6368_39060040761"/><text:span text:style-name="T12">Only S</text:span>how Errors<text:bookmark-end text:name="__RefHeading___Toc6368_39060040761"/></text:h>
      <text:p text:style-name="P24">Only display F-Curves and Drivers that have errors or are disabled.</text:p>
      <text:p text:style-name="P2"/>
      <table:table table:name="Tabelle2" table:style-name="Tabelle2">
        <table:table-column table:style-name="Tabelle2.A"/>
        <table:table-row table:style-name="Tabelle2.1">
          <table:table-cell table:style-name="Tabelle2.A1" office:value-type="string">
            <text:h text:style-name="P48" text:outline-level="1"><text:bookmark-start text:name="__RefHeading___Toc86239_1085058819"/>F<text:span text:style-name="T8">ilters</text:span><text:bookmark-end text:name="__RefHeading___Toc86239_1085058819"/></text:h>
          </table:table-cell>
        </table:table-row>
      </table:table>
      <text:h text:style-name="P58" text:outline-level="4"><draw:frame draw:style-name="fr1" draw:name="Bild9" text:anchor-type="paragraph" svg:y="0.517cm" svg:width="3.709cm" svg:height="5.32cm" draw:z-index="2"><draw:image xlink:href="Pictures/10000201000000DB0000013ADD8EF50C30CBCB40.png" xlink:type="simple" xlink:show="embed" xlink:actuate="onLoad" loext:mime-type="image/png"/></draw:frame></text:h>
      <text:p text:style-name="P30"><text:span text:style-name="T17">The show hide elements allows you to filter out the general elements. </text:span>The Filters panel allows you to filter out <text:span text:style-name="T17">further </text:span>elements. </text:p>
      <text:h text:style-name="Heading_20_2" text:outline-level="2"><text:bookmark-start text:name="__RefHeading___Toc6372_3906004076"/>Filter<text:span text:style-name="T18"> by</text:span> Collection<text:bookmark-end text:name="__RefHeading___Toc6372_3906004076"/></text:h>
      <text:p text:style-name="P23">Just display the content from the chosen collection in the list of elements.</text:p>
      <text:h text:style-name="Heading_20_2" text:outline-level="2"><text:bookmark-start text:name="__RefHeading___Toc6374_3906004076"/><text:soft-page-break/>Filter by Type<text:bookmark-end text:name="__RefHeading___Toc6374_3906004076"/></text:h>
      <text:p text:style-name="P23">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3">Alphabetically sort the data in the list of elements.</text:p>
      <text:p text:style-name="P25"/>
      <table:table table:name="Tabelle6" table:style-name="Tabelle6">
        <table:table-column table:style-name="Tabelle6.A"/>
        <table:table-row table:style-name="Tabelle6.1">
          <table:table-cell table:style-name="Tabelle6.A1" office:value-type="string">
            <text:h text:style-name="P52" text:outline-level="1"><text:bookmark-start text:name="__RefHeading___Toc6606_1841241271"/><text:span text:style-name="T9">A</text:span><text:span text:style-name="T11">uto Snap</text:span><text:bookmark-end text:name="__RefHeading___Toc6606_1841241271"/></text:h>
          </table:table-cell>
        </table:table-row>
      </table:table>
      <text:p text:style-name="P15"/>
      <text:p text:style-name="P10"><draw:frame draw:style-name="fr1" draw:name="Bild19" text:anchor-type="paragraph" svg:y="0.023cm" svg:width="2.341cm" svg:height="3.27cm" draw:z-index="5"><draw:image xlink:href="Pictures/100002010000008A000000C17357F4D616A6F940.png" xlink:type="simple" xlink:show="embed" xlink:actuate="onLoad" loext:mime-type="image/png"/></draw:frame>Adjust how the selected keyframe or fcurve point snaps to other elements.</text:p>
      <text:p text:style-name="P10"/>
      <text:p text:style-name="P10"/>
      <text:p text:style-name="P10"/>
      <text:p text:style-name="P10"/>
      <text:p text:style-name="P13"/>
      <text:p text:style-name="P23"/>
      <table:table table:name="Tabelle1" table:style-name="Tabelle1">
        <table:table-column table:style-name="Tabelle1.A"/>
        <table:table-row table:style-name="Tabelle1.1">
          <table:table-cell table:style-name="Tabelle1.A1" office:value-type="string">
            <text:h text:style-name="P53" text:outline-level="1"><text:bookmark-start text:name="__RefHeading___Toc6600_1841241271"/><text:span text:style-name="T9">P</text:span><text:span text:style-name="T10">roportional Editing</text:span><text:bookmark-end text:name="__RefHeading___Toc6600_1841241271"/></text:h>
          </table:table-cell>
        </table:table-row>
      </table:table>
      <text:p text:style-name="P6"/>
      <text:p text:style-name="P7"><draw:frame draw:style-name="fr1" draw:name="Bild12" text:anchor-type="paragraph" svg:y="-0.141cm" svg:width="3.54cm" svg:height="4.03cm" draw:z-index="3"><draw:image xlink:href="Pictures/10000201000000D1000000EEAEC0B0B1E76A6AF9.png" xlink:type="simple" xlink:show="embed" xlink:actuate="onLoad" loext:mime-type="image/png"/></draw:frame>Enable proportional editing.</text:p>
      <text:p text:style-name="P7"/>
      <text:p text:style-name="P7">Proportional editing allows you for example to scale two keyframes and influence the not selected neighbor keyframes in a proportional way. Or the proportional editing of fcurve points.</text:p>
      <text:p text:style-name="P7"/>
      <text:p text:style-name="P8">The drop down menu to choose the proportional editing falloff method is just available when the proportional tool is active.</text:p>
      <text:p text:style-name="P8"/>
      <text:p text:style-name="P9"/>
      <text:p text:style-name="P9"/>
      <text:p text:style-name="P9"/>
      <table:table table:name="Tabelle8" table:style-name="Tabelle8">
        <table:table-column table:style-name="Tabelle8.A"/>
        <table:table-row table:style-name="Tabelle8.1">
          <table:table-cell table:style-name="Tabelle8.A1" office:value-type="string">
            <text:h text:style-name="P49" text:outline-level="1"><text:bookmark-start text:name="__RefHeading___Toc515_3063212870"/><text:span text:style-name="T19">P</text:span>ivot Point<text:bookmark-end text:name="__RefHeading___Toc515_3063212870"/></text:h>
          </table:table-cell>
        </table:table-row>
      </table:table>
      <text:p text:style-name="P9"><draw:frame draw:style-name="fr1" draw:name="Bild4" text:anchor-type="paragraph" svg:y="0.482cm" svg:width="3.099cm" svg:height="2.18cm" draw:z-index="14"><draw:image xlink:href="Pictures/10000201000000B7000000811B96B3DA31AC5CB6.png" xlink:type="simple" xlink:show="embed" xlink:actuate="onLoad" loext:mime-type="image/png"/></draw:frame></text:p>
      <text:p text:style-name="P18">The pivot point defines the center of manipulations.</text:p>
      <text:p text:style-name="P18"/>
      <text:h text:style-name="P56" text:outline-level="2"><text:bookmark-start text:name="__RefHeading___Toc517_3063212870"/>Bounding Box Center<text:bookmark-end text:name="__RefHeading___Toc517_3063212870"/></text:h>
      <text:p text:style-name="P32">Transformation happens around the bounding box center.</text:p>
      <text:h text:style-name="P56" text:outline-level="2"><text:bookmark-start text:name="__RefHeading___Toc519_3063212870"/>2D Cursor<text:bookmark-end text:name="__RefHeading___Toc519_3063212870"/></text:h>
      <text:p text:style-name="P32">Transformation happens around the timeline cursor.</text:p>
      <text:h text:style-name="P56" text:outline-level="2"><text:bookmark-start text:name="__RefHeading___Toc521_3063212870"/><text:soft-page-break/>Individual Centers<text:bookmark-end text:name="__RefHeading___Toc521_3063212870"/></text:h>
      <text:p text:style-name="P32">Transformation happens around the individual centers of the selected elements.</text:p>
      <text:p text:style-name="P9"/>
      <table:table table:name="Tabelle5" table:style-name="Tabelle5">
        <table:table-column table:style-name="Tabelle5.A"/>
        <table:table-row table:style-name="Tabelle5.1">
          <table:table-cell table:style-name="Tabelle5.A1" office:value-type="string">
            <text:h text:style-name="P50" text:outline-level="1"><text:bookmark-start text:name="__RefHeading___Toc6602_1841241271"/>Easing Mode<text:bookmark-end text:name="__RefHeading___Toc6602_1841241271"/></text:h>
          </table:table-cell>
        </table:table-row>
      </table:table>
      <text:p text:style-name="P19"/>
      <text:p text:style-name="P19"/>
      <text:h text:style-name="P56" text:outline-level="2"><draw:frame draw:style-name="fr1" draw:name="Bild3" text:anchor-type="paragraph" svg:y="0.561cm" svg:width="3.12cm" svg:height="2.05cm" draw:z-index="10"><draw:image xlink:href="Pictures/10000201000000B8000000793848F97251381713.png" xlink:type="simple" xlink:show="embed" xlink:actuate="onLoad" loext:mime-type="image/png"/></draw:frame><text:bookmark-start text:name="__RefHeading___Toc2615_3149100586"/>Easing Mode<text:bookmark-end text:name="__RefHeading___Toc2615_3149100586"/></text:h>
      <text:p text:style-name="P28">The easing methods in the interpolation mode menu are for the easing shape. This menu allows you to choose an easing method.</text:p>
      <text:p text:style-name="P28"/>
      <text:h text:style-name="P57" text:outline-level="3"><draw:frame draw:style-name="fr1" draw:name="Bild36" text:anchor-type="paragraph" svg:y="0.27cm" svg:width="4.77cm" svg:height="1.03cm" draw:z-index="13"><draw:image xlink:href="Pictures/100002010000011A0000003DE38F97B1B4B45D30.png" xlink:type="simple" xlink:show="embed" xlink:actuate="onLoad" loext:mime-type="image/png"/></draw:frame><text:bookmark-start text:name="__RefHeading___Toc5173_3338642619"/>Last Operator Set Keyframe <text:span text:style-name="T13">Easing Type</text:span><text:bookmark-end text:name="__RefHeading___Toc5173_3338642619"/></text:h>
      <text:h text:style-name="P59" text:outline-level="4"><text:bookmark-start text:name="__RefHeading___Toc2477_3685785089"/>Type<text:bookmark-end text:name="__RefHeading___Toc2477_3685785089"/></text:h>
      <text:p text:style-name="P26">Set the easing type.</text:p>
      <text:p text:style-name="P26"/>
      <table:table table:name="Tabelle9" table:style-name="Tabelle9">
        <table:table-column table:style-name="Tabelle9.A"/>
        <table:table-row table:style-name="Tabelle9.1">
          <table:table-cell table:style-name="Tabelle9.A1" office:value-type="string">
            <text:h text:style-name="P54" text:outline-level="1"><text:bookmark-start text:name="__RefHeading___Toc523_3063212870"/><text:span text:style-name="T9">K</text:span><text:span text:style-name="T11">eyframe Handle Type</text:span><text:bookmark-end text:name="__RefHeading___Toc523_3063212870"/></text:h>
          </table:table-cell>
        </table:table-row>
      </table:table>
      <text:p text:style-name="P33"><draw:frame draw:style-name="fr1" draw:name="Bild14" text:anchor-type="paragraph" svg:y="0.182cm" svg:width="3.129cm" svg:height="2.379cm" draw:z-index="7"><draw:image xlink:href="Pictures/10000201000000B90000008DDD3F020504723DA5.png" xlink:type="simple" xlink:show="embed" xlink:actuate="onLoad" loext:mime-type="image/png"/></draw:frame></text:p>
      <text:p text:style-name="P26">Set the handle type for the currently selected keyframes.</text:p>
      <text:p text:style-name="P26">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draw:frame draw:style-name="fr2" draw:name="Bild15" text:anchor-type="paragraph" svg:x="10.416cm" svg:y="-0.171cm" svg:width="8.361cm" svg:height="2.69cm" draw:z-index="8"><draw:image xlink:href="Pictures/10000201000001EE0000009F5618947A59ED52F9.png" xlink:type="simple" xlink:show="embed" xlink:actuate="onLoad" loext:mime-type="image/png"/></draw:frame></text:p>
      <text:p text:style-name="P26"/>
      <text:p text:style-name="P26"/>
      <text:h text:style-name="P56" text:outline-level="2"><draw:frame draw:style-name="fr1" draw:name="Bild34" text:anchor-type="paragraph" svg:y="0.39cm" svg:width="4.791cm" svg:height="1.05cm" draw:z-index="12"><draw:image xlink:href="Pictures/100002010000011B0000003E505F4C3AF2985CEE.png" xlink:type="simple" xlink:show="embed" xlink:actuate="onLoad" loext:mime-type="image/png"/></draw:frame><text:bookmark-start text:name="__RefHeading___Toc5175_3338642619"/>Last Operator Set Keyframe Handle Type<text:bookmark-end text:name="__RefHeading___Toc5175_3338642619"/></text:h>
      <text:h text:style-name="P57" text:outline-level="3"><text:bookmark-start text:name="__RefHeading___Toc2469_3685785089"/>Type<text:bookmark-end text:name="__RefHeading___Toc2469_3685785089"/></text:h>
      <text:p text:style-name="P26">Set the handle type for the currently selected curve point.</text:p>
      <text:p text:style-name="P26"/>
      <text:p text:style-name="P26"/>
      <text:p text:style-name="P26"/>
      <text:p text:style-name="P26"/>
      <table:table table:name="Tabelle11" table:style-name="Tabelle11">
        <table:table-column table:style-name="Tabelle11.A"/>
        <text:soft-page-break/>
        <table:table-row table:style-name="Tabelle11.1">
          <table:table-cell table:style-name="Tabelle11.A1" office:value-type="string">
            <text:h text:style-name="P51" text:outline-level="1"><text:bookmark-start text:name="__RefHeading___Toc525_3063212870"/>Keyframe Interpolation<text:bookmark-end text:name="__RefHeading___Toc525_3063212870"/></text:h>
          </table:table-cell>
        </table:table-row>
      </table:table>
      <text:h text:style-name="P56" text:outline-level="2"><draw:frame draw:style-name="fr1" draw:name="Bild16" text:anchor-type="paragraph" svg:y="0.247cm" svg:width="7.23cm" svg:height="3.56cm" draw:z-index="9"><draw:image xlink:href="Pictures/10000201000001AB000000D2BBEB6C70D9CD945F.png" xlink:type="simple" xlink:show="embed" xlink:actuate="onLoad" loext:mime-type="image/png"/></draw:frame><text:bookmark-start text:name="__RefHeading___Toc330_1988695937"/><text:bookmark-end text:name="__RefHeading___Toc330_1988695937"/></text:h>
      <text:p text:style-name="P26">The <text:span text:style-name="T20">keyframe i</text:span>nterpolation mode defines how the curve acts from keyframe to keyframe. You can have a linear curve between two keyframes instead of a bent one for example.</text:p>
      <text:p text:style-name="P28">The easing methods here in the interpolation mode men<text:span text:style-name="T21">u</text:span> are for the easing shape. There is also an easing menu where you can choose a easing method.</text:p>
      <text:h text:style-name="P56" text:outline-level="2"><draw:frame draw:style-name="fr1" draw:name="Bild35" text:anchor-type="paragraph" svg:y="0.39cm" svg:width="4.77cm" svg:height="1.03cm" draw:z-index="11"><draw:image xlink:href="Pictures/100002010000011A0000003DA56CCC6ABC1DE478.png" xlink:type="simple" xlink:show="embed" xlink:actuate="onLoad" loext:mime-type="image/png"/></draw:frame><text:bookmark-start text:name="__RefHeading___Toc5177_3338642619"/>Last Operator Set Keyframe <text:span text:style-name="T13">Interpolation</text:span><text:bookmark-end text:name="__RefHeading___Toc5177_3338642619"/></text:h>
      <text:h text:style-name="P57" text:outline-level="3"><text:bookmark-start text:name="__RefHeading___Toc2473_3685785089"/>Type<text:bookmark-end text:name="__RefHeading___Toc2473_3685785089"/></text:h>
      <text:p text:style-name="P26">Set the interpolation mode.</text:p>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c937f" style:font-size-asian="10pt" style:font-size-complex="10pt"/>
    </style:style>
    <style:style style:name="MT3" style:family="text">
      <style:text-properties fo:font-size="10pt" officeooo:rsid="004b0400" style:font-size-asian="10pt" style:font-size-complex="10pt"/>
    </style:style>
    <style:style style:name="MT4" style:family="text">
      <style:text-properties fo:font-size="10pt" officeooo:rsid="00579f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1.1</text:span><text:span text:style-name="MT1"> Editors - D</text:span><text:span text:style-name="MT4">rivers</text:span><text:span text:style-name="MT3"> Editor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56M14S</meta:editing-duration>
    <meta:editing-cycles>51</meta:editing-cycles>
    <meta:generator>LibreOffice/6.4.7.2$Windows_X86_64 LibreOffice_project/639b8ac485750d5696d7590a72ef1b496725cfb5</meta:generator>
    <dc:date>2020-12-14T18:26:56.507000000</dc:date>
    <meta:document-statistic meta:table-count="11" meta:image-count="15" meta:object-count="0" meta:page-count="5" meta:paragraph-count="95" meta:word-count="735" meta:character-count="4336" meta:non-whitespace-character-count="3693"/>
    <meta:template xlink:type="simple" xlink:actuate="onRequest" xlink:title="standard1cm" xlink:href="../../../AppData/Roaming/LibreOffice/4/user/template/standard1cm.ott" meta:date="2016-03-29T10:37:00.996000000"/>
  </office:meta>
</office:document-meta>
</file>